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556cm" svg:height="2.54cm" svg:x="0.994cm" svg:y="5.572cm">
          <text:p text:style-name="P1">Information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2.54cm" svg:x="7.494cm" svg:y="5.572cm">
          <text:p text:style-name="P1">Transmit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54cm" svg:x="18.594cm" svg:y="5.572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2.54cm" svg:x="25.094cm" svg:y="5.572cm">
          <text:p text:style-name="P1">Destin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1cm" svg:height="2.54cm" svg:x="12.694cm" svg:y="10.072cm">
          <text:p text:style-name="P1">Noise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778cm" svg:height="1.143cm" svg:x="13.71cm" svg:y="6.27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78cm" svg:height="0.962cm" svg:x="11.414cm" svg:y="6.969cm">
          <draw:text-box>
            <text:p text:style-name="P2"><text:span text:style-name="T1">Signal</text:span></text:p>
          </draw:text-box>
        </draw:frame>
        <draw:frame draw:style-name="gr4" draw:text-style-name="P2" draw:layer="layout" svg:width="2.513cm" svg:height="0.806cm" svg:x="4.659cm" svg:y="7.023cm">
          <draw:text-box>
            <text:p text:style-name="P2"><text:span text:style-name="T1">Message</text:span></text:p>
          </draw:text-box>
        </draw:frame>
        <draw:frame draw:style-name="gr4" draw:text-style-name="P3" draw:layer="layout" svg:width="2.572cm" svg:height="1.361cm" svg:x="15.624cm" svg:y="7.001cm">
          <draw:text-box>
            <text:p text:style-name="P3"><text:span text:style-name="T1">Received</text:span></text:p>
            <text:p text:style-name="P3"><text:span text:style-name="T1">Signal</text:span></text:p>
          </draw:text-box>
        </draw:frame>
        <draw:frame draw:style-name="gr4" draw:text-style-name="P2" draw:layer="layout" svg:width="2.513cm" svg:height="0.806cm" svg:x="22.22cm" svg:y="6.943cm">
          <draw:text-box>
            <text:p text:style-name="P2"><text:span text:style-name="T1">Message</text:span></text:p>
          </draw:text-box>
        </draw:frame>
        <draw:connector draw:style-name="gr5" draw:text-style-name="P1" draw:layer="layout" svg:x1="11.05cm" svg:y1="6.842cm" svg:x2="13.71cm" svg:y2="6.842cm" draw:start-shape="id1" draw:start-glue-point="1" draw:end-shape="id2" draw:end-glue-point="3" svg:d="M11050 6842h2660" svg:viewBox="0 0 2661 1">
          <text:p/>
        </draw:connector>
        <draw:connector draw:style-name="gr6" draw:text-style-name="P1" draw:layer="layout" svg:x1="18.594cm" svg:y1="6.842cm" svg:x2="15.488cm" svg:y2="6.842cm" draw:start-shape="id3" draw:start-glue-point="3" draw:end-shape="id2" draw:end-glue-point="1" svg:d="M18594 6842h-3106" svg:viewBox="0 0 3107 1">
          <text:p/>
        </draw:connector>
        <draw:connector draw:style-name="gr5" draw:text-style-name="P1" draw:layer="layout" svg:x1="4.55cm" svg:y1="6.842cm" svg:x2="7.494cm" svg:y2="6.842cm" draw:start-shape="id4" draw:start-glue-point="1" draw:end-shape="id1" draw:end-glue-point="3" svg:d="M4550 6842h2944" svg:viewBox="0 0 2945 1">
          <text:p/>
        </draw:connector>
        <draw:connector draw:style-name="gr5" draw:text-style-name="P1" draw:layer="layout" svg:x1="22.15cm" svg:y1="6.842cm" svg:x2="25.094cm" svg:y2="6.842cm" draw:start-shape="id3" draw:start-glue-point="1" draw:end-shape="id5" draw:end-glue-point="3" svg:d="M22150 6842h2944" svg:viewBox="0 0 2945 1">
          <text:p/>
        </draw:connector>
        <draw:connector draw:style-name="gr5" draw:text-style-name="P1" draw:layer="layout" svg:x1="14.599cm" svg:y1="10.072cm" svg:x2="14.599cm" svg:y2="7.414cm" draw:start-shape="id6" draw:start-glue-point="0" draw:end-shape="id2" draw:end-glue-point="2" svg:d="M14599 10072v-2658" svg:viewBox="0 0 1 2659">
          <text:p/>
        </draw:connector>
        <draw:frame draw:style-name="gr3" draw:text-style-name="P4" draw:layer="layout" svg:width="2.602cm" svg:height="0.962cm" svg:x="13.315cm" svg:y="5.469cm">
          <draw:text-box>
            <text:p><text:span text:style-name="T2">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2:24:29.918011853</meta:creation-date>
    <dc:date>2015-06-15T12:40:01.202892589</dc:date>
    <meta:editing-duration>P0D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